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5.18423462" calcext:value-type="float">
            <text:p>65,18423462</text:p>
          </table:table-cell>
          <table:table-cell office:value-type="float" office:value="5.365569951E-027" calcext:value-type="float">
            <text:p>5,37E-027</text:p>
          </table:table-cell>
          <table:table-cell office:value-type="float" office:value="4.471274376" calcext:value-type="float">
            <text:p>4,4712743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73.54727173" calcext:value-type="float">
            <text:p>73,54727173</text:p>
          </table:table-cell>
          <table:table-cell office:value-type="float" office:value="6.59881762E-027" calcext:value-type="float">
            <text:p>6,60E-027</text:p>
          </table:table-cell>
          <table:table-cell office:value-type="float" office:value="4.484013557" calcext:value-type="float">
            <text:p>4,484013557</text:p>
          </table:table-cell>
          <table:table-cell table:style-name="ce2" table:formula="of:=([.E3]-[.E2])/[.E2]" office:value-type="float" office:value="0.00284911636565595" calcext:value-type="float">
            <text:p>0,00284911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3175" calcext:value-type="float">
            <text:p>143175</text:p>
          </table:table-cell>
          <table:table-cell office:value-type="float" office:value="79.05947876" calcext:value-type="float">
            <text:p>79,05947876</text:p>
          </table:table-cell>
          <table:table-cell office:value-type="float" office:value="1.235698783E-020" calcext:value-type="float">
            <text:p>1,24E-020</text:p>
          </table:table-cell>
          <table:table-cell office:value-type="float" office:value="3.073146582" calcext:value-type="float">
            <text:p>3,07314658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3175" calcext:value-type="float">
            <text:p>143175</text:p>
          </table:table-cell>
          <table:table-cell office:value-type="float" office:value="90.92449951" calcext:value-type="float">
            <text:p>90,92449951</text:p>
          </table:table-cell>
          <table:table-cell office:value-type="float" office:value="1.282976113E-020" calcext:value-type="float">
            <text:p>1,28E-020</text:p>
          </table:table-cell>
          <table:table-cell office:value-type="float" office:value="3.075984001" calcext:value-type="float">
            <text:p>3,075984001</text:p>
          </table:table-cell>
          <table:table-cell table:formula="of:=([.E5]-[.E4])/[.E4]" office:value-type="float" office:value="0.000923294390387789" calcext:value-type="float">
            <text:p>0,00092329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3641" calcext:value-type="float">
            <text:p>143641</text:p>
          </table:table-cell>
          <table:table-cell office:value-type="float" office:value="89.60754395" calcext:value-type="float">
            <text:p>89,60754395</text:p>
          </table:table-cell>
          <table:table-cell office:value-type="float" office:value="1.810121485E-017" calcext:value-type="float">
            <text:p>1,81E-017</text:p>
          </table:table-cell>
          <table:table-cell office:value-type="float" office:value="2.464569569" calcext:value-type="float">
            <text:p>2,46456956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3641" calcext:value-type="float">
            <text:p>143641</text:p>
          </table:table-cell>
          <table:table-cell office:value-type="float" office:value="102.0447083" calcext:value-type="float">
            <text:p>102,0447083</text:p>
          </table:table-cell>
          <table:table-cell office:value-type="float" office:value="2.25132672E-017" calcext:value-type="float">
            <text:p>2,25E-017</text:p>
          </table:table-cell>
          <table:table-cell office:value-type="float" office:value="2.4672997" calcext:value-type="float">
            <text:p>2,4672997</text:p>
          </table:table-cell>
          <table:table-cell table:style-name="ce3" table:formula="of:=([.E7]-[.E6])/[.E6]" office:value-type="float" office:value="0.00110775164732218" calcext:value-type="float">
            <text:p>0,00110775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118" calcext:value-type="float">
            <text:p>144118</text:p>
          </table:table-cell>
          <table:table-cell office:value-type="float" office:value="102.0950012" calcext:value-type="float">
            <text:p>102,0950012</text:p>
          </table:table-cell>
          <table:table-cell office:value-type="float" office:value="3.436742375E-015" calcext:value-type="float">
            <text:p>3,44E-015</text:p>
          </table:table-cell>
          <table:table-cell office:value-type="float" office:value="2.099505186" calcext:value-type="float">
            <text:p>2,09950518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118" calcext:value-type="float">
            <text:p>144118</text:p>
          </table:table-cell>
          <table:table-cell office:value-type="float" office:value="104.6545944" calcext:value-type="float">
            <text:p>104,6545944</text:p>
          </table:table-cell>
          <table:table-cell office:value-type="float" office:value="4.14580149E-015" calcext:value-type="float">
            <text:p>4,15E-015</text:p>
          </table:table-cell>
          <table:table-cell office:value-type="float" office:value="2.100346088" calcext:value-type="float">
            <text:p>2,100346088</text:p>
          </table:table-cell>
          <table:table-cell table:style-name="ce3" table:formula="of:=([.E9]-[.E8])/[.E8]" office:value-type="float" office:value="0.000400523897539065" calcext:value-type="float">
            <text:p>0,00040052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73" calcext:value-type="float">
            <text:p>144373</text:p>
          </table:table-cell>
          <table:table-cell office:value-type="float" office:value="104.684166" calcext:value-type="float">
            <text:p>104,684166</text:p>
          </table:table-cell>
          <table:table-cell office:value-type="float" office:value="0.0000000000002100311028" calcext:value-type="float">
            <text:p>2,10E-013</text:p>
          </table:table-cell>
          <table:table-cell office:value-type="float" office:value="1.845794082" calcext:value-type="float">
            <text:p>1,84579408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73" calcext:value-type="float">
            <text:p>144373</text:p>
          </table:table-cell>
          <table:table-cell office:value-type="float" office:value="107.1618423" calcext:value-type="float">
            <text:p>107,1618423</text:p>
          </table:table-cell>
          <table:table-cell office:value-type="float" office:value="0.0000000000000202189204" calcext:value-type="float">
            <text:p>2,02E-014</text:p>
          </table:table-cell>
          <table:table-cell office:value-type="float" office:value="1.847467899" calcext:value-type="float">
            <text:p>1,847467899</text:p>
          </table:table-cell>
          <table:table-cell table:style-name="ce3" table:formula="of:=([.E11]-[.E10])/[.E10]" office:value-type="float" office:value="0.000906827590533001" calcext:value-type="float">
            <text:p>0,00090682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274" calcext:value-type="float">
            <text:p>145274</text:p>
          </table:table-cell>
          <table:table-cell office:value-type="float" office:value="106.9201431" calcext:value-type="float">
            <text:p>106,9201431</text:p>
          </table:table-cell>
          <table:table-cell office:value-type="float" office:value="0.000000000001039733729" calcext:value-type="float">
            <text:p>1,04E-012</text:p>
          </table:table-cell>
          <table:table-cell office:value-type="float" office:value="1.659097433" calcext:value-type="float">
            <text:p>1,65909743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274" calcext:value-type="float">
            <text:p>145274</text:p>
          </table:table-cell>
          <table:table-cell office:value-type="float" office:value="107.1634216" calcext:value-type="float">
            <text:p>107,1634216</text:p>
          </table:table-cell>
          <table:table-cell office:value-type="float" office:value="0.0000000000006772972482" calcext:value-type="float">
            <text:p>6,77E-013</text:p>
          </table:table-cell>
          <table:table-cell office:value-type="float" office:value="1.659996152" calcext:value-type="float">
            <text:p>1,659996152</text:p>
          </table:table-cell>
          <table:table-cell table:formula="of:=([.E13]-[.E12])/[.E12]" office:value-type="float" office:value="0.00054169151378602" calcext:value-type="float">
            <text:p>0,00054169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880" calcext:value-type="float">
            <text:p>145880</text:p>
          </table:table-cell>
          <table:table-cell office:value-type="float" office:value="106.9104309" calcext:value-type="float">
            <text:p>106,9104309</text:p>
          </table:table-cell>
          <table:table-cell office:value-type="float" office:value="0.00000000001518199629" calcext:value-type="float">
            <text:p>1,52E-011</text:p>
          </table:table-cell>
          <table:table-cell office:value-type="float" office:value="1.508895636" calcext:value-type="float">
            <text:p>1,50889563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880" calcext:value-type="float">
            <text:p>145880</text:p>
          </table:table-cell>
          <table:table-cell office:value-type="float" office:value="107.2851639" calcext:value-type="float">
            <text:p>107,2851639</text:p>
          </table:table-cell>
          <table:table-cell office:value-type="float" office:value="0.00000000004540361143" calcext:value-type="float">
            <text:p>4,54E-011</text:p>
          </table:table-cell>
          <table:table-cell office:value-type="float" office:value="1.509570837" calcext:value-type="float">
            <text:p>1,509570837</text:p>
          </table:table-cell>
          <table:table-cell table:formula="of:=([.E15]-[.E14])/[.E14]" office:value-type="float" office:value="0.000447480252371781" calcext:value-type="float">
            <text:p>0,00044748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6400" calcext:value-type="float">
            <text:p>146400</text:p>
          </table:table-cell>
          <table:table-cell office:value-type="float" office:value="170.2904205" calcext:value-type="float">
            <text:p>170,2904205</text:p>
          </table:table-cell>
          <table:table-cell office:value-type="float" office:value="0.0000000004168981549" calcext:value-type="float">
            <text:p>4,17E-010</text:p>
          </table:table-cell>
          <table:table-cell office:value-type="float" office:value="1.388236403" calcext:value-type="float">
            <text:p>1,38823640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6400" calcext:value-type="float">
            <text:p>146400</text:p>
          </table:table-cell>
          <table:table-cell office:value-type="float" office:value="204.6808777" calcext:value-type="float">
            <text:p>204,6808777</text:p>
          </table:table-cell>
          <table:table-cell office:value-type="float" office:value="0.0000000006137880204" calcext:value-type="float">
            <text:p>6,14E-010</text:p>
          </table:table-cell>
          <table:table-cell office:value-type="float" office:value="1.389678001" calcext:value-type="float">
            <text:p>1,389678001</text:p>
          </table:table-cell>
          <table:table-cell table:formula="of:=([.E17]-[.E16])/[.E16]" office:value-type="float" office:value="0.00103843840781345" calcext:value-type="float">
            <text:p>0,00103843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7027" calcext:value-type="float">
            <text:p>147027</text:p>
          </table:table-cell>
          <table:table-cell office:value-type="float" office:value="204.6605225" calcext:value-type="float">
            <text:p>204,6605225</text:p>
          </table:table-cell>
          <table:table-cell office:value-type="float" office:value="0.000000004495003481" calcext:value-type="float">
            <text:p>4,50E-009</text:p>
          </table:table-cell>
          <table:table-cell office:value-type="float" office:value="1.28805685" calcext:value-type="float">
            <text:p>1,2880568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7027" calcext:value-type="float">
            <text:p>147027</text:p>
          </table:table-cell>
          <table:table-cell office:value-type="float" office:value="211.5820923" calcext:value-type="float">
            <text:p>211,5820923</text:p>
          </table:table-cell>
          <table:table-cell office:value-type="float" office:value="0.00000000541246159" calcext:value-type="float">
            <text:p>5,41E-009</text:p>
          </table:table-cell>
          <table:table-cell office:value-type="float" office:value="1.288777471" calcext:value-type="float">
            <text:p>1,288777471</text:p>
          </table:table-cell>
          <table:table-cell table:style-name="ce3" table:formula="of:=([.E19]-[.E18])/[.E18]" office:value-type="float" office:value="0.000559463660318969" calcext:value-type="float">
            <text:p>0,00055946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400" calcext:value-type="float">
            <text:p>147400</text:p>
          </table:table-cell>
          <table:table-cell office:value-type="float" office:value="211.4136353" calcext:value-type="float">
            <text:p>211,4136353</text:p>
          </table:table-cell>
          <table:table-cell office:value-type="float" office:value="0.0000000166095937" calcext:value-type="float">
            <text:p>1,66E-008</text:p>
          </table:table-cell>
          <table:table-cell office:value-type="float" office:value="1.199963927" calcext:value-type="float">
            <text:p>1,19996392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400" calcext:value-type="float">
            <text:p>147400</text:p>
          </table:table-cell>
          <table:table-cell office:value-type="float" office:value="214.0283508" calcext:value-type="float">
            <text:p>214,0283508</text:p>
          </table:table-cell>
          <table:table-cell office:value-type="float" office:value="0.00000001577517494" calcext:value-type="float">
            <text:p>1,58E-008</text:p>
          </table:table-cell>
          <table:table-cell office:value-type="float" office:value="1.200653672" calcext:value-type="float">
            <text:p>1,200653672</text:p>
          </table:table-cell>
          <table:table-cell table:style-name="ce3" table:formula="of:=([.E21]-[.E20])/[.E20]" office:value-type="float" office:value="0.000574804779110727" calcext:value-type="float">
            <text:p>0,00057480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7731" calcext:value-type="float">
            <text:p>147731</text:p>
          </table:table-cell>
          <table:table-cell office:value-type="float" office:value="135.6897888" calcext:value-type="float">
            <text:p>135,6897888</text:p>
          </table:table-cell>
          <table:table-cell office:value-type="float" office:value="0.00000001741237732" calcext:value-type="float">
            <text:p>1,74E-008</text:p>
          </table:table-cell>
          <table:table-cell office:value-type="float" office:value="1.124712706" calcext:value-type="float">
            <text:p>1,124712706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934939250483893" calcext:value-type="float">
            <text:p>0,00093493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31T21:33:11.053697902</dc:date>
    <meta:document-statistic meta:table-count="1" meta:cell-count="121" meta:object-count="0"/>
    <meta:generator>LibreOffice/4.1.4.2$Linux_X86_64 LibreOffice_project/410m0$Build-2</meta:generator>
  </office:meta>
</office:document-meta>
</file>